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5-09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5-06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5-03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5-01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4-08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4-06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4-04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3-12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3-11-0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3-06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3-03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2-12-1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2-06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2-01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1-07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9052" calcext:value-type="float">
            <text:p>85.3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3524" calcext:value-type="float">
            <text:p>84.5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15" calcext:value-type="float">
            <text:p>84.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111936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2" meta:object-count="0"/>
    <meta:user-defined meta:name="AppVersion">3.0</meta:user-defined>
  </office:meta>
</office:document-meta>
</file>